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76cm" fo:min-width="1.7cm"/>
      <style:paragraph-properties style:writing-mode="lr-tb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75cm" fo:min-width="3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cm" svg:height="1cm" svg:x="1.15cm" svg:y="4.45cm">
          <text:p text:style-name="P1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4cm" svg:height="1.25cm" svg:x="0.7cm" svg:y="2.2cm">
          <text:p text:style-name="P1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4" draw:id="id4" draw:layer="layout" svg:width="3.5cm" svg:height="1cm" svg:x="1.151cm" svg:y="0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5cm" svg:height="1cm" svg:x="1.151cm" svg:y="6.6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.9cm" svg:y1="3.45cm" svg:x2="2.9cm" svg:y2="4.45cm" draw:start-shape="id1" draw:start-glue-point="6" draw:end-shape="id2" draw:end-glue-point="4" svg:d="M2900 3450v1000" svg:viewBox="0 0 1 1001">
          <text:p/>
        </draw:connector>
        <draw:connector draw:style-name="gr5" draw:text-style-name="P3" draw:layer="layout" svg:x1="1.15cm" svg:y1="4.95cm" svg:x2="0.7cm" svg:y2="2.825cm" draw:start-shape="id2" draw:start-glue-point="5" draw:end-shape="id1" draw:end-glue-point="5" svg:d="M1150 4950h-975v-2125h525" svg:viewBox="0 0 976 2126">
          <text:p/>
        </draw:connector>
        <draw:connector draw:style-name="gr6" draw:text-style-name="P3" draw:layer="layout" draw:line-skew="0cm 0.899cm" svg:x1="5.1cm" svg:y1="2.825cm" svg:x2="2.901cm" svg:y2="6.651cm" draw:start-shape="id1" draw:start-glue-point="7" draw:end-shape="id3" draw:end-glue-point="4" svg:d="M5100 2825h527v3138h-2726v688" svg:viewBox="0 0 2727 3827">
          <text:p/>
        </draw:connector>
        <draw:connector draw:style-name="gr7" draw:text-style-name="P3" draw:layer="layout" draw:type="line" svg:x1="2.901cm" svg:y1="1.251cm" svg:x2="2.9cm" svg:y2="2.2cm" draw:start-shape="id4" draw:start-glue-point="6" draw:end-shape="id1" draw:end-glue-point="4" svg:d="M2901 1251l-1 949" svg:viewBox="0 0 2 950">
          <text:p/>
        </draw:connector>
        <draw:frame draw:style-name="gr8" draw:text-style-name="P4" draw:layer="layout" svg:width="1.459cm" svg:height="0.852cm" svg:x="4.328cm" svg:y="2.7cm">
          <draw:text-box>
            <text:p>False</text:p>
          </draw:text-box>
        </draw:frame>
        <draw:frame draw:style-name="gr8" draw:text-style-name="P4" draw:layer="layout" svg:width="1.387cm" svg:height="0.852cm" svg:x="2.729cm" svg:y="3.2cm">
          <draw:text-box>
            <text:p>Tru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24T07:25:21.211619221</dc:date>
    <meta:editing-duration>PT1H34M34S</meta:editing-duration>
    <meta:editing-cycles>26</meta:editing-cycles>
    <meta:generator>LibreOffice/7.3.7.2$Linux_X86_64 LibreOffice_project/30$Build-2</meta:generator>
    <meta:document-statistic meta:object-count="10"/>
  </office:meta>
</office:document-meta>
</file>